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3 1546">
            <text:p>test_Parser(multiplicity): 5,3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3">
            <text:p>5,3 sec</text:p>
          </table:table-cell>
          <table:table-cell table:style-name="ce162" table:formula="of:=TESTSTAT(&quot;count&quot;; [.B47])" office:value-type="float" office:value="1546">
            <text:p>1546</text:p>
          </table:table-cell>
          <table:table-cell table:style-name="ce164" table:formula="of:=[.E47]/[.D47]" office:value-type="float" office:value="291.698113207547">
            <text:p>291,7 a/sec</text:p>
          </table:table-cell>
          <table:table-cell table:number-columns-repeated="4"/>
        </table:table-row>
        <table:table-row table:style-name="ro6">
          <table:table-cell/>
          <table:table-cell table:formula="of:=TEST_PARSER(&quot;basic&quot;)" office:value-type="string" office:string-value="test_Parser(basic): 21,3 9107">
            <text:p>test_Parser(basic): 21,3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3">
            <text:p>21,3 sec</text:p>
          </table:table-cell>
          <table:table-cell table:style-name="ce162" table:formula="of:=TESTSTAT(&quot;count&quot;; [.B48])" office:value-type="float" office:value="9107">
            <text:p>9107</text:p>
          </table:table-cell>
          <table:table-cell table:style-name="ce164" table:formula="of:=[.E48]/[.D48]" office:value-type="float" office:value="427.558685446009">
            <text:p>427,6 a/sec</text:p>
          </table:table-cell>
          <table:table-cell table:number-columns-repeated="4"/>
        </table:table-row>
        <table:table-row table:style-name="ro6">
          <table:table-cell/>
          <table:table-cell table:formula="of:=TEST_PARSER(&quot;special&quot;)" office:value-type="string" office:string-value="test_Parser(special): 1,8 479">
            <text:p>test_Parser(special): 1,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8">
            <text:p>1,8 sec</text:p>
          </table:table-cell>
          <table:table-cell table:style-name="ce162" table:formula="of:=TESTSTAT(&quot;count&quot;; [.B49])" office:value-type="float" office:value="479">
            <text:p>479</text:p>
          </table:table-cell>
          <table:table-cell table:style-name="ce164" table:formula="of:=[.E49]/[.D49]" office:value-type="float" office:value="266.111111111111">
            <text:p>266,1 a/sec</text:p>
          </table:table-cell>
          <table:table-cell table:number-columns-repeated="4"/>
        </table:table-row>
        <table:table-row table:style-name="ro6">
          <table:table-cell/>
          <table:table-cell table:formula="of:=TEST_PARSER(&quot;numbers&quot;)" office:value-type="string" office:string-value="test_Parser(numbers): 8,7 3046">
            <text:p>test_Parser(numbers): 8,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7">
            <text:p>8,7 sec</text:p>
          </table:table-cell>
          <table:table-cell table:style-name="ce162" table:formula="of:=TESTSTAT(&quot;count&quot;; [.B50])" office:value-type="float" office:value="3046">
            <text:p>3046</text:p>
          </table:table-cell>
          <table:table-cell table:style-name="ce164" table:formula="of:=[.E50]/[.D50]" office:value-type="float" office:value="350.114942528736">
            <text:p>350,1 a/sec</text:p>
          </table:table-cell>
          <table:table-cell table:number-columns-repeated="4"/>
        </table:table-row>
        <table:table-row table:style-name="ro6">
          <table:table-cell/>
          <table:table-cell table:formula="of:=TEST_PARSER(&quot;types&quot;)" office:value-type="string" office:string-value="test_Parser(types): 23,6 11149">
            <text:p>test_Parser(types): 23,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6">
            <text:p>23,6 sec</text:p>
          </table:table-cell>
          <table:table-cell table:style-name="ce162" table:formula="of:=TESTSTAT(&quot;count&quot;; [.B51])" office:value-type="float" office:value="11149">
            <text:p>11149</text:p>
          </table:table-cell>
          <table:table-cell table:style-name="ce164" table:formula="of:=[.E51]/[.D51]" office:value-type="float" office:value="472.415254237288">
            <text:p>472,4 a/sec</text:p>
          </table:table-cell>
          <table:table-cell table:number-columns-repeated="4"/>
        </table:table-row>
        <table:table-row table:style-name="ro6">
          <table:table-cell table:number-columns-repeated="3"/>
          <table:table-cell table:style-name="ce161" table:formula="of:=SUM([.D46:.D51])" office:value-type="float" office:value="66.1">
            <text:p>66,1 sec</text:p>
          </table:table-cell>
          <table:table-cell table:style-name="ce163" table:formula="of:=SUM([.E46:.E51])" office:value-type="float" office:value="27739">
            <text:p>27739</text:p>
          </table:table-cell>
          <table:table-cell table:style-name="ce165" table:formula="of:=[.E52]/[.D52]" office:value-type="float" office:value="419.652042360061">
            <text:p>419,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7,9 27734">
            <text:p>test_Parser(all): 67,9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7.9">
            <text:p>67,9 sec</text:p>
          </table:table-cell>
          <table:table-cell table:style-name="ce162" table:formula="of:=TESTSTAT(&quot;count&quot;; [.B54])" office:value-type="float" office:value="27734">
            <text:p>27734</text:p>
          </table:table-cell>
          <table:table-cell table:style-name="ce164" table:formula="of:=[.E54]/[.D54]" office:value-type="float" office:value="408.453608247423">
            <text:p>408,5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1">11.06.2017</text:date>, <text:time>18:03:0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1T18:03:04.35</dc:date>
    <meta:editing-duration>P176DT5H44M37S</meta:editing-duration>
    <meta:editing-cycles>849</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seen As String _
)
	Dim out As String
	Dim id_v As Long
	id_v = _id(v)
	If isMissing(seen) Then
		seen = ""
	End If
	If inStr(seen, " " &amp; id_v) &lt;&gt; 0 Then
		out = "{ id: " &amp; id_v &amp; " }"
	Else
		seen = seen &amp; " " &amp; id_v
		' dispatch on data type:
		Dim tc
		tc = typeCtorOf(_ctor(v))
		Select Case _id(tc)
			Case _id(TDataTypeCtor)
				out = TDataTypeCtor_toString(v, seen)
			Case _id(TType)
				out = TType_toString(v, False)
			'Case _id(TDataCtor)
			'	out = TDataTypeCtor_toString(v, seen)
			Case Else
				croak("Data_toString/NYI: a " &amp; typeStr(v))
		End Select
	End If
	Data_toString = out
End Function


Function TDataTypeCtor_toString(v As Object, ByRef seen As String)
	Dim out
	out = "(" &amp; nameOf(v) &amp; " " &amp; Type_arity(v) &amp; " ["
	Dim dcs     As Object  : dcs = dataCtors(v) 
	Dim isFirst As Boolean : isFirst = True
	Do Until(isNil(dcs))
		If isFirst Then
			isFirst = False
		Else
			out = out &amp; ", "
		End If
		out = out &amp; "´" &amp; nameOf(car(dcs))
		dcs = cdr(dcs)
	Loop
	out = out &amp; "])"
	TDataType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TDataTypeCtor 0 [´DataTypeCtor])").x
	x = TDataCtor
	assertEqual(Data_toString(x), "(TDataCtor 0 [´DataCtor])").x
	x = TType
	assertEqual(Data_toString(x), "(Type 0 [´App, ´Param])").x
	x = TList
	assertEqual(Data_toString(x), "(List 1 [´Nil, ´Cons])").x
	x = Tp.TNative
	assertEqual(Data_toString(x), "(TNative 0 [´Native])").x
	x = TPattern
	assertEqual(Data_toString(x),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